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FileOperations.hasOperation( Class operationClas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efaultFileOperations.getOperation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efaultFileOperations.getOperation( Class operationClas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DefaultFileOperations.DefaultFileOperations( final FileObject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